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4.586cm" style:rel-column-width="17086*"/>
    </style:style>
    <style:style style:name="Tableau1.B" style:family="table-column">
      <style:table-column-properties style:column-width="6.615cm" style:rel-column-width="24644*"/>
    </style:style>
    <style:style style:name="Tableau1.C" style:family="table-column">
      <style:table-column-properties style:column-width="6.389cm" style:rel-column-width="2380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86dcd" officeooo:paragraph-rsid="00086dc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none" fo:font-weight="normal" officeooo:rsid="00086dcd" officeooo:paragraph-rsid="00086dcd" style:font-size-asian="14pt"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9c106" officeooo:paragraph-rsid="0009c106"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acd1a" officeooo:paragraph-rsid="000c5483"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acd1a" officeooo:paragraph-rsid="000dcad8"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acd1a" officeooo:paragraph-rsid="0011f6f7"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209bb1" officeooo:paragraph-rsid="00209bb1"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239447" officeooo:paragraph-rsid="00239447"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28c176" officeooo:paragraph-rsid="0028c176"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2bc1e3" officeooo:paragraph-rsid="002bc1e3"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3d51a2" officeooo:paragraph-rsid="003d51a2"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424266" officeooo:paragraph-rsid="00424266"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43df3d" officeooo:paragraph-rsid="0043df3d"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47feb6" officeooo:paragraph-rsid="0088a986"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51be64" officeooo:paragraph-rsid="00641ef6"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64d7b0" officeooo:paragraph-rsid="0064d7b0"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66a2e7" officeooo:paragraph-rsid="0066a2e7"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7347b4" officeooo:paragraph-rsid="007347b4"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78bf69" officeooo:paragraph-rsid="0078bf69"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7b9f53" officeooo:paragraph-rsid="007b9f53"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9b077d" officeooo:paragraph-rsid="009b077d"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1fad7" officeooo:paragraph-rsid="00c1fad7" style:font-size-asian="12.25pt" style:font-weight-asian="bold" style:font-size-complex="14pt" style:font-weight-complex="bold"/>
    </style:style>
    <style:style style:name="P2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5608b" officeooo:paragraph-rsid="00c5608b" style:font-size-asian="12.25pt" style:font-weight-asian="bold" style:font-size-complex="14pt" style:font-weight-complex="bold"/>
    </style:style>
    <style:style style:name="P2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71010" officeooo:paragraph-rsid="00c903fe" style:font-size-asian="12.25pt" style:font-weight-asian="bold" style:font-size-complex="14pt" style:font-weight-complex="bold"/>
    </style:style>
    <style:style style:name="P2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71010" officeooo:paragraph-rsid="00cc0067" style:font-size-asian="12.25pt" style:font-weight-asian="bold" style:font-size-complex="14pt" style:font-weight-complex="bold"/>
    </style:style>
    <style:style style:name="P2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71010" officeooo:paragraph-rsid="00ccb943" style:font-size-asian="12.25pt" style:font-weight-asian="bold" style:font-size-complex="14pt" style:font-weight-complex="bold"/>
    </style:style>
    <style:style style:name="P2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d6be4" officeooo:paragraph-rsid="00cd6be4" style:font-size-asian="12.25pt" style:font-weight-asian="bold" style:font-size-complex="14pt" style:font-weight-complex="bold"/>
    </style:style>
    <style:style style:name="P2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d4d6f0" officeooo:paragraph-rsid="00d4d6f0" style:font-size-asian="12.25pt" style:font-weight-asian="bold" style:font-size-complex="14pt" style:font-weight-complex="bold"/>
    </style:style>
    <style:style style:name="P2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d80905" officeooo:paragraph-rsid="00d80905" style:font-size-asian="12.25pt" style:font-weight-asian="bold" style:font-size-complex="14pt" style:font-weight-complex="bold"/>
    </style:style>
    <style:style style:name="P3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de7b95" officeooo:paragraph-rsid="00de7b95" style:font-size-asian="12.25pt" style:font-weight-asian="bold" style:font-size-complex="14pt" style:font-weight-complex="bold"/>
    </style:style>
    <style:style style:name="P3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e0775e" officeooo:paragraph-rsid="00e0775e" style:font-size-asian="12.25pt" style:font-weight-asian="bold" style:font-size-complex="14pt" style:font-weight-complex="bold"/>
    </style:style>
    <style:style style:name="P3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e0775e" officeooo:paragraph-rsid="00e8c550" style:font-size-asian="12.25pt" style:font-weight-asian="bold" style:font-size-complex="14pt" style:font-weight-complex="bold"/>
    </style:style>
    <style:style style:name="P3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9bbeaa" officeooo:paragraph-rsid="009bbeaa"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style:text-underline-style="none" fo:font-weight="normal" officeooo:rsid="0009c106" officeooo:paragraph-rsid="0009c106"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style:text-underline-style="none" fo:font-weight="normal" officeooo:rsid="000acd1a" officeooo:paragraph-rsid="000acd1a"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style:text-underline-style="none" fo:font-weight="normal" officeooo:rsid="000bf7a6" officeooo:paragraph-rsid="000c5483"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style:text-underline-style="none" fo:font-weight="normal" officeooo:rsid="000c8039" officeooo:paragraph-rsid="000d4414"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style:text-underline-style="none" fo:font-weight="normal" officeooo:rsid="000dcad8" officeooo:paragraph-rsid="000dcad8"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style:text-underline-style="none" fo:font-weight="normal" officeooo:rsid="000dd13a" officeooo:paragraph-rsid="0011f6f7"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style:text-underline-style="none" fo:font-weight="normal" officeooo:rsid="0022379e" officeooo:paragraph-rsid="00209bb1"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style:text-underline-style="none" fo:font-weight="normal" officeooo:rsid="00355144" officeooo:paragraph-rsid="0011f6f7"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style:text-underline-style="none" fo:font-weight="normal" officeooo:rsid="004176c7" officeooo:paragraph-rsid="003d51a2"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style:text-underline-style="none" fo:font-weight="normal" officeooo:rsid="00424266" officeooo:paragraph-rsid="00424266"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style:text-underline-style="none" fo:font-weight="normal" officeooo:rsid="004783be" officeooo:paragraph-rsid="0043df3d"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style:text-underline-style="none" fo:font-weight="normal" officeooo:rsid="0050ce21" officeooo:paragraph-rsid="0047feb6"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style:text-underline-style="none" fo:font-weight="normal" officeooo:rsid="007186a4" officeooo:paragraph-rsid="0066a2e7"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style:text-underline-style="none" fo:font-weight="normal" officeooo:rsid="0077e7d9" officeooo:paragraph-rsid="007347b4"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style:text-underline-style="none" fo:font-weight="normal" officeooo:rsid="0078bf69" officeooo:paragraph-rsid="0078bf69"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style:text-underline-style="none" fo:font-weight="normal" officeooo:rsid="007ffe5f" officeooo:paragraph-rsid="007b9f53"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4pt" style:text-underline-style="none" fo:font-weight="normal" officeooo:rsid="004968db" officeooo:paragraph-rsid="0088a986"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Times New Roman" fo:font-size="14pt" style:text-underline-style="none" fo:font-weight="normal" officeooo:rsid="00651d4d" officeooo:paragraph-rsid="0064d7b0"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Times New Roman" fo:font-size="14pt" style:text-underline-style="none" fo:font-weight="normal" officeooo:rsid="0098b769" officeooo:paragraph-rsid="0098b769"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Times New Roman" fo:font-size="14pt" style:text-underline-style="none" fo:font-weight="normal" officeooo:rsid="0099c5ff" officeooo:paragraph-rsid="0099c5ff"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Times New Roman" fo:font-size="14pt" style:text-underline-style="none" fo:font-weight="normal" officeooo:rsid="009b077d" officeooo:paragraph-rsid="009b077d"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 fo:font-size="14pt" style:text-underline-style="none" fo:font-weight="normal" officeooo:rsid="009cbb99" officeooo:paragraph-rsid="009cf11e"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Times New Roman" fo:font-size="14pt" style:text-underline-style="none" fo:font-weight="normal" officeooo:rsid="009dd828" officeooo:paragraph-rsid="009de060"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Times New Roman" fo:font-size="14pt" style:text-underline-style="none" fo:font-weight="normal" officeooo:rsid="009de060" officeooo:paragraph-rsid="009ed723"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Times New Roman" fo:font-size="14pt" style:text-underline-style="none" fo:font-weight="normal" officeooo:rsid="009ef742" officeooo:paragraph-rsid="00a1499c"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Times New Roman" fo:font-size="14pt" style:text-underline-style="none" fo:font-weight="normal" officeooo:rsid="00a1499c" officeooo:paragraph-rsid="00a1cd6a"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Times New Roman" fo:font-size="14pt" style:text-underline-style="none" fo:font-weight="normal" officeooo:rsid="00a29591" officeooo:paragraph-rsid="00a2b4e5"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Times New Roman" fo:font-size="14pt" style:text-underline-style="none" fo:font-weight="normal" officeooo:rsid="00a2b4e5" officeooo:paragraph-rsid="00a49cf3"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Times New Roman" fo:font-size="14pt" style:text-underline-style="none" fo:font-weight="normal" officeooo:rsid="00a49cf3" officeooo:paragraph-rsid="00a49cf3"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font-name="Times New Roman" fo:font-size="14pt" style:text-underline-style="none" fo:font-weight="normal" officeooo:rsid="00a49cf3" officeooo:paragraph-rsid="00a98e3c"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font-name="Times New Roman" fo:font-size="14pt" style:text-underline-style="none" fo:font-weight="normal" officeooo:rsid="00a98e3c" officeooo:paragraph-rsid="00aa2a7a"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style:font-name="Times New Roman" fo:font-size="14pt" style:text-underline-style="none" fo:font-weight="normal" officeooo:rsid="00aa2a7a" officeooo:paragraph-rsid="00aadaa5"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font-name="Times New Roman" fo:font-size="14pt" style:text-underline-style="none" fo:font-weight="normal" officeooo:rsid="00ace26c" officeooo:paragraph-rsid="00abaa0d"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style:font-name="Times New Roman" fo:font-size="14pt" style:text-underline-style="none" fo:font-weight="normal" officeooo:rsid="00ad7058" officeooo:paragraph-rsid="00abaa0d"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font-name="Times New Roman" fo:font-size="14pt" style:text-underline-style="none" fo:font-weight="normal" officeooo:rsid="00ae3deb" officeooo:paragraph-rsid="00abaa0d"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style:font-name="Times New Roman" fo:font-size="14pt" style:text-underline-style="none" fo:font-weight="normal" officeooo:rsid="00b3cb4e" officeooo:paragraph-rsid="00b1e892"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style:font-name="Times New Roman" fo:font-size="14pt" style:text-underline-style="none" fo:font-weight="normal" officeooo:rsid="00b76fe9" officeooo:paragraph-rsid="00b95692"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font-name="Times New Roman" fo:font-size="14pt" style:text-underline-style="none" fo:font-weight="normal" officeooo:rsid="00b95692" officeooo:paragraph-rsid="00bb21b2"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style:font-name="Times New Roman" fo:font-size="14pt" style:text-underline-style="none" fo:font-weight="normal" officeooo:rsid="00bb21b2" officeooo:paragraph-rsid="00bb30ea"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style:font-name="Times New Roman" fo:font-size="14pt" style:text-underline-style="none" fo:font-weight="bold" officeooo:rsid="009cbb99" officeooo:paragraph-rsid="009ef742" style:font-size-asian="12.25pt" style:font-weight-asian="bold" style:font-size-complex="14pt" style:font-weight-complex="bold"/>
    </style:style>
    <style:style style:name="P74" style:family="paragraph" style:parent-style-name="Standard">
      <style:paragraph-properties fo:text-align="start" style:justify-single-word="false"/>
      <style:text-properties style:font-name="Times New Roman" fo:font-size="14pt" style:text-underline-style="none" fo:font-weight="bold" officeooo:rsid="009cbb99" officeooo:paragraph-rsid="00a1499c" style:font-size-asian="12.25pt" style:font-weight-asian="bold" style:font-size-complex="14pt" style:font-weight-complex="bold"/>
    </style:style>
    <style:style style:name="P75" style:family="paragraph" style:parent-style-name="Standard">
      <style:paragraph-properties fo:text-align="start" style:justify-single-word="false"/>
      <style:text-properties style:font-name="Times New Roman" fo:font-size="14pt" style:text-underline-style="none" fo:font-weight="bold" officeooo:rsid="009cbb99" officeooo:paragraph-rsid="00a2b4e5" style:font-size-asian="12.25pt" style:font-weight-asian="bold" style:font-size-complex="14pt" style:font-weight-complex="bold"/>
    </style:style>
    <style:style style:name="P76" style:family="paragraph" style:parent-style-name="Standard">
      <style:paragraph-properties fo:text-align="start" style:justify-single-word="false"/>
      <style:text-properties style:font-name="Times New Roman" fo:font-size="14pt" style:text-underline-style="none" fo:font-weight="bold" officeooo:rsid="009cbb99" officeooo:paragraph-rsid="00a49cf3" style:font-size-asian="12.25pt" style:font-weight-asian="bold" style:font-size-complex="14pt" style:font-weight-complex="bold"/>
    </style:style>
    <style:style style:name="P77" style:family="paragraph" style:parent-style-name="Standard">
      <style:paragraph-properties fo:text-align="start" style:justify-single-word="false"/>
      <style:text-properties style:font-name="Times New Roman" fo:font-size="14pt" style:text-underline-style="none" fo:font-weight="bold" officeooo:rsid="009cbb99" officeooo:paragraph-rsid="00aa2a7a" style:font-size-asian="12.25pt" style:font-weight-asian="bold" style:font-size-complex="14pt" style:font-weight-complex="bold"/>
    </style:style>
    <style:style style:name="P78" style:family="paragraph" style:parent-style-name="Standard">
      <style:paragraph-properties fo:text-align="start" style:justify-single-word="false"/>
      <style:text-properties style:font-name="Times New Roman" fo:font-size="14pt" style:text-underline-style="none" fo:font-weight="bold" officeooo:rsid="009cbb99" officeooo:paragraph-rsid="00abaa0d" style:font-size-asian="12.25pt" style:font-weight-asian="bold" style:font-size-complex="14pt" style:font-weight-complex="bold"/>
    </style:style>
    <style:style style:name="P79" style:family="paragraph" style:parent-style-name="Standard">
      <style:paragraph-properties fo:text-align="start" style:justify-single-word="false"/>
      <style:text-properties style:font-name="Times New Roman" fo:font-size="14pt" style:text-underline-style="none" fo:font-weight="bold" officeooo:rsid="00b1e892" officeooo:paragraph-rsid="00b1e892" style:font-size-asian="12.25pt" style:font-weight-asian="bold" style:font-size-complex="14pt" style:font-weight-complex="bold"/>
    </style:style>
    <style:style style:name="P80" style:family="paragraph" style:parent-style-name="Standard">
      <style:paragraph-properties fo:text-align="start" style:justify-single-word="false"/>
      <style:text-properties style:font-name="Times New Roman" fo:font-size="14pt" style:text-underline-style="none" fo:font-weight="bold" officeooo:rsid="00b58930" officeooo:paragraph-rsid="00b58930" style:font-size-asian="12.25pt" style:font-weight-asian="bold" style:font-size-complex="14pt" style:font-weight-complex="bold"/>
    </style:style>
    <style:style style:name="P81" style:family="paragraph" style:parent-style-name="Standard">
      <style:paragraph-properties fo:text-align="start" style:justify-single-word="false"/>
      <style:text-properties style:font-name="Times New Roman" fo:font-size="14pt" style:text-underline-style="none" fo:font-weight="bold" officeooo:rsid="00b76fe9" officeooo:paragraph-rsid="00bf5121" style:font-size-asian="12.25pt" style:font-weight-asian="bold" style:font-size-complex="14pt" style:font-weight-complex="bold"/>
    </style:style>
    <style:style style:name="P82" style:family="paragraph" style:parent-style-name="Standard">
      <style:paragraph-properties fo:text-align="start" style:justify-single-word="false"/>
      <style:text-properties style:font-name="Times New Roman" fo:font-size="14pt" style:text-underline-style="none" fo:font-weight="bold" officeooo:rsid="00e0775e" officeooo:paragraph-rsid="00e8c550" style:font-size-asian="12.25pt" style:font-weight-asian="bold" style:font-size-complex="14pt" style:font-weight-complex="bold"/>
    </style:style>
    <style:style style:name="P83" style:family="paragraph" style:parent-style-name="Table_20_Contents">
      <style:paragraph-properties fo:text-align="start" style:justify-single-word="false"/>
      <style:text-properties style:font-name="Times New Roman" fo:font-size="14pt" officeooo:rsid="008c78b4" officeooo:paragraph-rsid="008c78b4" style:font-size-asian="12.25pt" style:font-size-complex="14pt"/>
    </style:style>
    <style:style style:name="P84" style:family="paragraph" style:parent-style-name="Table_20_Contents">
      <style:paragraph-properties fo:text-align="start" style:justify-single-word="false"/>
      <style:text-properties style:font-name="Times New Roman" fo:font-size="14pt" officeooo:rsid="008c78b4" officeooo:paragraph-rsid="00915633" style:font-size-asian="12.25pt" style:font-size-complex="14pt"/>
    </style:style>
    <style:style style:name="P85" style:family="paragraph" style:parent-style-name="Table_20_Contents">
      <style:paragraph-properties fo:text-align="center" style:justify-single-word="false"/>
      <style:text-properties style:font-name="Times New Roman" fo:font-size="14pt" officeooo:rsid="008c78b4" officeooo:paragraph-rsid="008c78b4" style:font-size-asian="12.25pt" style:font-size-complex="14pt"/>
    </style:style>
    <style:style style:name="P86" style:family="paragraph" style:parent-style-name="Table_20_Contents">
      <style:paragraph-properties fo:text-align="start" style:justify-single-word="false"/>
      <style:text-properties style:font-name="Times New Roman" fo:font-size="14pt" officeooo:rsid="008eabec" officeooo:paragraph-rsid="008eabec" style:font-size-asian="12.25pt" style:font-size-complex="14pt"/>
    </style:style>
    <style:style style:name="P87" style:family="paragraph" style:parent-style-name="Table_20_Contents">
      <style:paragraph-properties fo:text-align="start" style:justify-single-word="false"/>
      <style:text-properties style:font-name="Times New Roman" fo:font-size="14pt" officeooo:rsid="008f8d65" officeooo:paragraph-rsid="008f8d65" style:font-size-asian="12.25pt" style:font-size-complex="14pt"/>
    </style:style>
    <style:style style:name="P88" style:family="paragraph" style:parent-style-name="Table_20_Contents">
      <style:paragraph-properties fo:text-align="start" style:justify-single-word="false"/>
      <style:text-properties style:font-name="Times New Roman" fo:font-size="14pt" officeooo:rsid="00911376" officeooo:paragraph-rsid="00911376" style:font-size-asian="12.25pt" style:font-size-complex="14pt"/>
    </style:style>
    <style:style style:name="P89" style:family="paragraph" style:parent-style-name="Table_20_Contents">
      <style:paragraph-properties fo:text-align="start" style:justify-single-word="false"/>
      <style:text-properties style:font-name="Times New Roman" fo:font-size="14pt" officeooo:rsid="00932228" officeooo:paragraph-rsid="0095ae38" style:font-size-asian="12.25pt" style:font-size-complex="14pt"/>
    </style:style>
    <style:style style:name="P90" style:family="paragraph" style:parent-style-name="Table_20_Contents">
      <style:paragraph-properties fo:text-align="start" style:justify-single-word="false"/>
      <style:text-properties style:font-name="Times New Roman" fo:font-size="14pt" officeooo:rsid="009676ec" officeooo:paragraph-rsid="009676ec" style:font-size-asian="12.25pt" style:font-size-complex="14pt"/>
    </style:style>
    <style:style style:name="P91" style:family="paragraph" style:parent-style-name="Table_20_Contents">
      <style:paragraph-properties fo:text-align="start" style:justify-single-word="false"/>
      <style:text-properties style:font-name="Times New Roman" fo:font-size="14pt" officeooo:rsid="009729c9" officeooo:paragraph-rsid="009729c9" style:font-size-asian="12.25pt" style:font-size-complex="14pt"/>
    </style:style>
    <style:style style:name="P92" style:family="paragraph" style:parent-style-name="Standard">
      <style:paragraph-properties fo:text-align="start" style:justify-single-word="false"/>
      <style:text-properties style:font-name="Times New Roman" fo:font-size="14pt" style:text-underline-style="none" fo:font-weight="normal" officeooo:rsid="00198899" officeooo:paragraph-rsid="0011f6f7"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style:font-name="Times New Roman" fo:font-size="14pt" style:text-underline-style="none" fo:font-weight="normal" officeooo:rsid="00c1fad7" officeooo:paragraph-rsid="00c1fad7"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style:font-name="Times New Roman" fo:font-size="14pt" style:text-underline-style="none" fo:font-weight="normal" officeooo:rsid="00c385a0" officeooo:paragraph-rsid="00c1fad7"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style:font-name="Times New Roman" fo:font-size="14pt" style:text-underline-style="none" fo:font-weight="normal" officeooo:rsid="00c6da3c" officeooo:paragraph-rsid="00c5608b"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style:font-name="Times New Roman" fo:font-size="14pt" style:text-underline-style="none" fo:font-weight="normal" officeooo:rsid="00c86b61" officeooo:paragraph-rsid="00c903fe" style:font-size-asian="12.25pt" style:font-weight-asian="normal" style:font-size-complex="14pt" style:font-weight-complex="normal"/>
    </style:style>
    <style:style style:name="P97" style:family="paragraph" style:parent-style-name="Standard">
      <style:paragraph-properties fo:text-align="start" style:justify-single-word="false"/>
      <style:text-properties style:font-name="Times New Roman" fo:font-size="14pt" style:text-underline-style="none" fo:font-weight="normal" officeooo:rsid="00c903fe" officeooo:paragraph-rsid="00ca88d8"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style:font-name="Times New Roman" fo:font-size="14pt" style:text-underline-style="none" fo:font-weight="normal" officeooo:rsid="00cc0067" officeooo:paragraph-rsid="00ccb943"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style:font-name="Times New Roman" fo:font-size="14pt" style:text-underline-style="none" fo:font-weight="normal" officeooo:rsid="00ccb943" officeooo:paragraph-rsid="00ccb943"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style:font-name="Times New Roman" fo:font-size="14pt" style:text-underline-style="none" fo:font-weight="normal" officeooo:rsid="00cfbf0b" officeooo:paragraph-rsid="00ce9a53"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style:font-name="Times New Roman" fo:font-size="14pt" style:text-underline-style="none" fo:font-weight="normal" officeooo:rsid="00d137cb" officeooo:paragraph-rsid="00d137cb"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style:font-name="Times New Roman" fo:font-size="14pt" style:text-underline-style="none" fo:font-weight="normal" officeooo:rsid="00d2fa54" officeooo:paragraph-rsid="00d2fa54"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style:font-name="Times New Roman" fo:font-size="14pt" style:text-underline-style="none" fo:font-weight="normal" officeooo:rsid="00d78371" officeooo:paragraph-rsid="00d4d6f0"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style:font-name="Times New Roman" fo:font-size="14pt" style:text-underline-style="none" fo:font-weight="normal" officeooo:rsid="00dd197d" officeooo:paragraph-rsid="00d80905" style:font-size-asian="12.25pt" style:font-weight-asian="normal" style:font-size-complex="14pt" style:font-weight-complex="normal"/>
    </style:style>
    <style:style style:name="P105" style:family="paragraph" style:parent-style-name="Standard">
      <style:paragraph-properties fo:text-align="start" style:justify-single-word="false"/>
      <style:text-properties style:font-name="Times New Roman" fo:font-size="14pt" style:text-underline-style="none" fo:font-weight="normal" officeooo:rsid="00de7b95" officeooo:paragraph-rsid="00de7b95"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style:font-name="Times New Roman" fo:font-size="14pt" style:text-underline-style="none" fo:font-weight="normal" officeooo:rsid="00dfeaab" officeooo:paragraph-rsid="00dfeaab"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style:font-name="Times New Roman" fo:font-size="14pt" style:text-underline-style="none" fo:font-weight="normal" officeooo:rsid="00e3c19a" officeooo:paragraph-rsid="00e0775e"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style:font-name="Times New Roman" fo:font-size="14pt" style:text-underline-style="none" fo:font-weight="normal" officeooo:rsid="00e3c19a" officeooo:paragraph-rsid="00e3c19a"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style:font-name="Times New Roman" fo:font-size="14pt" style:text-underline-style="none" fo:font-weight="normal" officeooo:rsid="00e3c19a" officeooo:paragraph-rsid="00e51b84"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style:font-name="Times New Roman" fo:font-size="14pt" style:text-underline-style="none" fo:font-weight="normal" officeooo:rsid="00e51b84" officeooo:paragraph-rsid="00e51b84"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style:font-name="Times New Roman" fo:font-size="14pt" style:text-underline-style="none" fo:font-weight="normal" officeooo:rsid="00e6da47" officeooo:paragraph-rsid="00e8c550" style:font-size-asian="12.25pt" style:font-weight-asian="normal" style:font-size-complex="14pt" style:font-weight-complex="normal"/>
    </style:style>
    <style:style style:name="P112" style:family="paragraph" style:parent-style-name="Standard">
      <style:paragraph-properties fo:text-align="start" style:justify-single-word="false"/>
      <style:text-properties style:font-name="Times New Roman" fo:font-size="14pt" style:text-underline-style="none" fo:font-weight="normal" officeooo:rsid="00e8c550" officeooo:paragraph-rsid="00e8c550" style:font-size-asian="12.25pt" style:font-weight-asian="normal" style:font-size-complex="14pt" style:font-weight-complex="normal"/>
    </style:style>
    <style:style style:name="P113" style:family="paragraph" style:parent-style-name="Standard" style:list-style-name="L1">
      <style:paragraph-properties fo:text-align="start" style:justify-single-word="false"/>
      <style:text-properties style:font-name="Times New Roman" fo:font-size="14pt" style:text-underline-style="none" fo:font-weight="normal" officeooo:rsid="00e8c550" officeooo:paragraph-rsid="00e8c550" style:font-size-asian="12.25pt" style:font-weight-asian="normal" style:font-size-complex="14pt" style:font-weight-complex="normal"/>
    </style:style>
    <style:style style:name="P114" style:family="paragraph" style:parent-style-name="Standard">
      <style:paragraph-properties fo:text-align="start" style:justify-single-word="false"/>
      <style:text-properties style:font-name="Times New Roman" fo:font-size="14pt" style:text-underline-style="none" fo:font-weight="normal" officeooo:rsid="00dbe4a8" officeooo:paragraph-rsid="00d80905" style:font-size-asian="12.25pt" style:font-weight-asian="normal" style:font-size-complex="14pt" style:font-weight-complex="normal"/>
    </style:style>
    <style:style style:name="P115" style:family="paragraph" style:parent-style-name="Standard" style:list-style-name="L1">
      <style:paragraph-properties fo:text-align="start" style:justify-single-word="false"/>
      <style:text-properties style:font-name="Times New Roman" fo:font-size="14pt" style:text-underline-style="none" fo:font-weight="bold" officeooo:rsid="00e8c550" officeooo:paragraph-rsid="00e8c550" style:font-size-asian="12.25pt" style:font-weight-asian="bold" style:font-size-complex="14pt" style:font-weight-complex="bold"/>
    </style:style>
    <style:style style:name="P11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d2fa54" officeooo:paragraph-rsid="00d2fa54" style:font-size-asian="12.25pt" style:font-weight-asian="normal" style:font-size-complex="14pt" style:font-weight-complex="normal"/>
    </style:style>
    <style:style style:name="P117" style:family="paragraph" style:parent-style-name="Standard">
      <style:paragraph-properties fo:text-align="start" style:justify-single-word="false" fo:break-before="page"/>
      <style:text-properties style:font-name="Times New Roman" fo:font-size="14pt" style:text-underline-style="none" fo:font-weight="normal" officeooo:rsid="00e8c550" officeooo:paragraph-rsid="00e8c550" style:font-size-asian="12.25pt" style:font-weight-asian="normal" style:font-size-complex="14pt" style:font-weight-complex="normal"/>
    </style:style>
    <style:style style:name="P118" style:family="paragraph" style:parent-style-name="Table_20_Contents">
      <style:paragraph-properties fo:text-align="center" style:justify-single-word="false"/>
      <style:text-properties style:font-name="Times New Roman" fo:font-size="14pt" officeooo:rsid="008f8d65" officeooo:paragraph-rsid="008f8d65" style:font-size-asian="12.25pt" style:font-size-complex="14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bf7a6" style:font-weight-asian="normal" style:font-weight-complex="normal"/>
    </style:style>
    <style:style style:name="T4" style:family="text">
      <style:text-properties style:text-underline-style="none" fo:font-weight="normal" officeooo:rsid="000d4414" style:font-weight-asian="normal" style:font-weight-complex="normal"/>
    </style:style>
    <style:style style:name="T5" style:family="text">
      <style:text-properties style:text-underline-style="none" fo:font-weight="normal" officeooo:rsid="000dcad8" style:font-weight-asian="normal" style:font-weight-complex="normal"/>
    </style:style>
    <style:style style:name="T6" style:family="text">
      <style:text-properties style:text-underline-style="none" fo:font-weight="normal" officeooo:rsid="000dd13a" style:font-weight-asian="normal" style:font-weight-complex="normal"/>
    </style:style>
    <style:style style:name="T7" style:family="text">
      <style:text-properties style:text-underline-style="none" fo:font-weight="normal" officeooo:rsid="0010e7cc" style:font-weight-asian="normal" style:font-weight-complex="normal"/>
    </style:style>
    <style:style style:name="T8" style:family="text">
      <style:text-properties style:text-underline-style="none" fo:font-weight="normal" officeooo:rsid="0011f6f7" style:font-weight-asian="normal" style:font-weight-complex="normal"/>
    </style:style>
    <style:style style:name="T9" style:family="text">
      <style:text-properties style:text-underline-style="none" fo:font-weight="normal" officeooo:rsid="00132436" style:font-weight-asian="normal" style:font-weight-complex="normal"/>
    </style:style>
    <style:style style:name="T10" style:family="text">
      <style:text-properties style:text-underline-style="none" fo:font-weight="normal" officeooo:rsid="0013b1ab" style:font-weight-asian="normal" style:font-weight-complex="normal"/>
    </style:style>
    <style:style style:name="T11" style:family="text">
      <style:text-properties style:text-underline-style="none" fo:font-weight="normal" officeooo:rsid="00152c16" style:font-weight-asian="normal" style:font-weight-complex="normal"/>
    </style:style>
    <style:style style:name="T12" style:family="text">
      <style:text-properties style:text-underline-style="none" fo:font-weight="normal" officeooo:rsid="0016dc30" style:font-weight-asian="normal" style:font-weight-complex="normal"/>
    </style:style>
    <style:style style:name="T13" style:family="text">
      <style:text-properties style:text-underline-style="none" fo:font-weight="normal" officeooo:rsid="00178c3c" style:font-weight-asian="normal" style:font-weight-complex="normal"/>
    </style:style>
    <style:style style:name="T14" style:family="text">
      <style:text-properties style:text-underline-style="none" fo:font-weight="normal" officeooo:rsid="00198899" style:font-weight-asian="normal" style:font-weight-complex="normal"/>
    </style:style>
    <style:style style:name="T15" style:family="text">
      <style:text-properties style:text-underline-style="none" fo:font-weight="normal" officeooo:rsid="001ca302" style:font-weight-asian="normal" style:font-weight-complex="normal"/>
    </style:style>
    <style:style style:name="T16" style:family="text">
      <style:text-properties style:text-underline-style="none" fo:font-weight="normal" officeooo:rsid="001f3fdd" style:font-weight-asian="normal" style:font-weight-complex="normal"/>
    </style:style>
    <style:style style:name="T17" style:family="text">
      <style:text-properties style:text-underline-style="none" fo:font-weight="normal" officeooo:rsid="0022379e" style:font-weight-asian="normal" style:font-weight-complex="normal"/>
    </style:style>
    <style:style style:name="T18" style:family="text">
      <style:text-properties style:text-underline-style="none" fo:font-weight="normal" officeooo:rsid="002500ea" style:font-weight-asian="normal" style:font-weight-complex="normal"/>
    </style:style>
    <style:style style:name="T19" style:family="text">
      <style:text-properties style:text-underline-style="none" fo:font-weight="normal" officeooo:rsid="00268d8a" style:font-weight-asian="normal" style:font-weight-complex="normal"/>
    </style:style>
    <style:style style:name="T20" style:family="text">
      <style:text-properties style:text-underline-style="none" fo:font-weight="normal" officeooo:rsid="002951a1" style:font-weight-asian="normal" style:font-weight-complex="normal"/>
    </style:style>
    <style:style style:name="T21" style:family="text">
      <style:text-properties style:text-underline-style="none" fo:font-weight="normal" officeooo:rsid="0029b628" style:font-weight-asian="normal" style:font-weight-complex="normal"/>
    </style:style>
    <style:style style:name="T22" style:family="text">
      <style:text-properties style:text-underline-style="none" fo:font-weight="normal" officeooo:rsid="002afc45" style:font-weight-asian="normal" style:font-weight-complex="normal"/>
    </style:style>
    <style:style style:name="T23" style:family="text">
      <style:text-properties style:text-underline-style="none" fo:font-weight="normal" officeooo:rsid="002ddc37" style:font-weight-asian="normal" style:font-weight-complex="normal"/>
    </style:style>
    <style:style style:name="T24" style:family="text">
      <style:text-properties style:text-underline-style="none" fo:font-weight="normal" officeooo:rsid="002e3725" style:font-weight-asian="normal" style:font-weight-complex="normal"/>
    </style:style>
    <style:style style:name="T25" style:family="text">
      <style:text-properties style:text-underline-style="none" fo:font-weight="normal" officeooo:rsid="002eb88a" style:font-weight-asian="normal" style:font-weight-complex="normal"/>
    </style:style>
    <style:style style:name="T26" style:family="text">
      <style:text-properties style:text-underline-style="none" fo:font-weight="normal" officeooo:rsid="00306963" style:font-weight-asian="normal" style:font-weight-complex="normal"/>
    </style:style>
    <style:style style:name="T27" style:family="text">
      <style:text-properties style:text-underline-style="none" fo:font-weight="normal" officeooo:rsid="0031dc1b" style:font-weight-asian="normal" style:font-weight-complex="normal"/>
    </style:style>
    <style:style style:name="T28" style:family="text">
      <style:text-properties style:text-underline-style="none" fo:font-weight="normal" officeooo:rsid="00334260" style:font-weight-asian="normal" style:font-weight-complex="normal"/>
    </style:style>
    <style:style style:name="T29" style:family="text">
      <style:text-properties style:text-underline-style="none" fo:font-weight="normal" officeooo:rsid="0034d96a" style:font-weight-asian="normal" style:font-weight-complex="normal"/>
    </style:style>
    <style:style style:name="T30" style:family="text">
      <style:text-properties style:text-underline-style="none" fo:font-weight="normal" officeooo:rsid="00355144" style:font-weight-asian="normal" style:font-weight-complex="normal"/>
    </style:style>
    <style:style style:name="T31" style:family="text">
      <style:text-properties style:text-underline-style="none" fo:font-weight="normal" officeooo:rsid="00393b29" style:font-weight-asian="normal" style:font-weight-complex="normal"/>
    </style:style>
    <style:style style:name="T32" style:family="text">
      <style:text-properties style:text-underline-style="none" fo:font-weight="normal" officeooo:rsid="003e51ae" style:font-weight-asian="normal" style:font-weight-complex="normal"/>
    </style:style>
    <style:style style:name="T33" style:family="text">
      <style:text-properties style:text-underline-style="none" fo:font-weight="normal" officeooo:rsid="003f82a3" style:font-weight-asian="normal" style:font-weight-complex="normal"/>
    </style:style>
    <style:style style:name="T34" style:family="text">
      <style:text-properties style:text-underline-style="none" fo:font-weight="normal" officeooo:rsid="004176c7" style:font-weight-asian="normal" style:font-weight-complex="normal"/>
    </style:style>
    <style:style style:name="T35" style:family="text">
      <style:text-properties style:text-underline-style="none" fo:font-weight="normal" officeooo:rsid="0044b502" style:font-weight-asian="normal" style:font-weight-complex="normal"/>
    </style:style>
    <style:style style:name="T36" style:family="text">
      <style:text-properties style:text-underline-style="none" fo:font-weight="normal" officeooo:rsid="0046a898" style:font-weight-asian="normal" style:font-weight-complex="normal"/>
    </style:style>
    <style:style style:name="T37" style:family="text">
      <style:text-properties style:text-underline-style="none" fo:font-weight="normal" officeooo:rsid="004783be" style:font-weight-asian="normal" style:font-weight-complex="normal"/>
    </style:style>
    <style:style style:name="T38" style:family="text">
      <style:text-properties style:text-underline-style="none" fo:font-weight="normal" officeooo:rsid="004968db" style:font-weight-asian="normal" style:font-weight-complex="normal"/>
    </style:style>
    <style:style style:name="T39" style:family="text">
      <style:text-properties style:text-underline-style="none" fo:font-weight="normal" officeooo:rsid="004b04e8" style:font-weight-asian="normal" style:font-weight-complex="normal"/>
    </style:style>
    <style:style style:name="T40" style:family="text">
      <style:text-properties style:text-underline-style="none" fo:font-weight="normal" officeooo:rsid="004b2278" style:font-weight-asian="normal" style:font-weight-complex="normal"/>
    </style:style>
    <style:style style:name="T41" style:family="text">
      <style:text-properties style:text-underline-style="none" fo:font-weight="normal" officeooo:rsid="004b4486" style:font-weight-asian="normal" style:font-weight-complex="normal"/>
    </style:style>
    <style:style style:name="T42" style:family="text">
      <style:text-properties style:text-underline-style="none" fo:font-weight="normal" officeooo:rsid="004cc61c" style:font-weight-asian="normal" style:font-weight-complex="normal"/>
    </style:style>
    <style:style style:name="T43" style:family="text">
      <style:text-properties style:text-underline-style="none" fo:font-weight="normal" officeooo:rsid="004e7d92" style:font-weight-asian="normal" style:font-weight-complex="normal"/>
    </style:style>
    <style:style style:name="T44" style:family="text">
      <style:text-properties style:text-underline-style="none" fo:font-weight="normal" officeooo:rsid="004ff80e" style:font-weight-asian="normal" style:font-weight-complex="normal"/>
    </style:style>
    <style:style style:name="T45" style:family="text">
      <style:text-properties style:text-underline-style="none" fo:font-weight="normal" officeooo:rsid="0050ce21" style:font-weight-asian="normal" style:font-weight-complex="normal"/>
    </style:style>
    <style:style style:name="T46" style:family="text">
      <style:text-properties style:text-underline-style="none" fo:font-weight="normal" officeooo:rsid="0052d247" style:font-weight-asian="normal" style:font-weight-complex="normal"/>
    </style:style>
    <style:style style:name="T47" style:family="text">
      <style:text-properties style:text-underline-style="none" fo:font-weight="normal" officeooo:rsid="005473ef" style:font-weight-asian="normal" style:font-weight-complex="normal"/>
    </style:style>
    <style:style style:name="T48" style:family="text">
      <style:text-properties style:text-underline-style="none" fo:font-weight="normal" officeooo:rsid="00566e67" style:font-weight-asian="normal" style:font-weight-complex="normal"/>
    </style:style>
    <style:style style:name="T49" style:family="text">
      <style:text-properties style:text-underline-style="none" fo:font-weight="normal" officeooo:rsid="0059d8b5" style:font-weight-asian="normal" style:font-weight-complex="normal"/>
    </style:style>
    <style:style style:name="T50" style:family="text">
      <style:text-properties style:text-underline-style="none" fo:font-weight="normal" officeooo:rsid="005a8d5b" style:font-weight-asian="normal" style:font-weight-complex="normal"/>
    </style:style>
    <style:style style:name="T51" style:family="text">
      <style:text-properties style:text-underline-style="none" fo:font-weight="normal" officeooo:rsid="005b1a48" style:font-weight-asian="normal" style:font-weight-complex="normal"/>
    </style:style>
    <style:style style:name="T52" style:family="text">
      <style:text-properties style:text-underline-style="none" fo:font-weight="normal" officeooo:rsid="005be0e8" style:font-weight-asian="normal" style:font-weight-complex="normal"/>
    </style:style>
    <style:style style:name="T53" style:family="text">
      <style:text-properties style:text-underline-style="none" fo:font-weight="normal" officeooo:rsid="005c7be3" style:font-weight-asian="normal" style:font-weight-complex="normal"/>
    </style:style>
    <style:style style:name="T54" style:family="text">
      <style:text-properties style:text-underline-style="none" fo:font-weight="normal" officeooo:rsid="005ca0df" style:font-weight-asian="normal" style:font-weight-complex="normal"/>
    </style:style>
    <style:style style:name="T55" style:family="text">
      <style:text-properties style:text-underline-style="none" fo:font-weight="normal" officeooo:rsid="005d415c" style:font-weight-asian="normal" style:font-weight-complex="normal"/>
    </style:style>
    <style:style style:name="T56" style:family="text">
      <style:text-properties style:text-underline-style="none" fo:font-weight="normal" officeooo:rsid="005da89f" style:font-weight-asian="normal" style:font-weight-complex="normal"/>
    </style:style>
    <style:style style:name="T57" style:family="text">
      <style:text-properties style:text-underline-style="none" fo:font-weight="normal" officeooo:rsid="005e45aa" style:font-weight-asian="normal" style:font-weight-complex="normal"/>
    </style:style>
    <style:style style:name="T58" style:family="text">
      <style:text-properties style:text-underline-style="none" fo:font-weight="normal" officeooo:rsid="00603a96" style:font-weight-asian="normal" style:font-weight-complex="normal"/>
    </style:style>
    <style:style style:name="T59" style:family="text">
      <style:text-properties style:text-underline-style="none" fo:font-weight="normal" officeooo:rsid="00651d4d" style:font-weight-asian="normal" style:font-weight-complex="normal"/>
    </style:style>
    <style:style style:name="T60" style:family="text">
      <style:text-properties style:text-underline-style="none" fo:font-weight="normal" officeooo:rsid="006687a3" style:font-weight-asian="normal" style:font-weight-complex="normal"/>
    </style:style>
    <style:style style:name="T61" style:family="text">
      <style:text-properties style:text-underline-style="none" fo:font-weight="normal" officeooo:rsid="00674db1" style:font-weight-asian="normal" style:font-weight-complex="normal"/>
    </style:style>
    <style:style style:name="T62" style:family="text">
      <style:text-properties style:text-underline-style="none" fo:font-weight="normal" officeooo:rsid="0068c080" style:font-weight-asian="normal" style:font-weight-complex="normal"/>
    </style:style>
    <style:style style:name="T63" style:family="text">
      <style:text-properties style:text-underline-style="none" fo:font-weight="normal" officeooo:rsid="006ab5f7" style:font-weight-asian="normal" style:font-weight-complex="normal"/>
    </style:style>
    <style:style style:name="T64" style:family="text">
      <style:text-properties style:text-underline-style="none" fo:font-weight="normal" officeooo:rsid="006b5891" style:font-weight-asian="normal" style:font-weight-complex="normal"/>
    </style:style>
    <style:style style:name="T65" style:family="text">
      <style:text-properties style:text-underline-style="none" fo:font-weight="normal" officeooo:rsid="006cc1f3" style:font-weight-asian="normal" style:font-weight-complex="normal"/>
    </style:style>
    <style:style style:name="T66" style:family="text">
      <style:text-properties style:text-underline-style="none" fo:font-weight="normal" officeooo:rsid="006e515c" style:font-weight-asian="normal" style:font-weight-complex="normal"/>
    </style:style>
    <style:style style:name="T67" style:family="text">
      <style:text-properties style:text-underline-style="none" fo:font-weight="normal" officeooo:rsid="006f2766" style:font-weight-asian="normal" style:font-weight-complex="normal"/>
    </style:style>
    <style:style style:name="T68" style:family="text">
      <style:text-properties style:text-underline-style="none" fo:font-weight="normal" officeooo:rsid="00702f06" style:font-weight-asian="normal" style:font-weight-complex="normal"/>
    </style:style>
    <style:style style:name="T69" style:family="text">
      <style:text-properties style:text-underline-style="none" fo:font-weight="normal" officeooo:rsid="00713ca9" style:font-weight-asian="normal" style:font-weight-complex="normal"/>
    </style:style>
    <style:style style:name="T70" style:family="text">
      <style:text-properties style:text-underline-style="none" fo:font-weight="normal" officeooo:rsid="007186a4" style:font-weight-asian="normal" style:font-weight-complex="normal"/>
    </style:style>
    <style:style style:name="T71" style:family="text">
      <style:text-properties style:text-underline-style="none" fo:font-weight="normal" officeooo:rsid="0076c31b" style:font-weight-asian="normal" style:font-weight-complex="normal"/>
    </style:style>
    <style:style style:name="T72" style:family="text">
      <style:text-properties style:text-underline-style="none" fo:font-weight="normal" officeooo:rsid="0077e7d9" style:font-weight-asian="normal" style:font-weight-complex="normal"/>
    </style:style>
    <style:style style:name="T73" style:family="text">
      <style:text-properties style:text-underline-style="none" fo:font-weight="normal" officeooo:rsid="007ef63c" style:font-weight-asian="normal" style:font-weight-complex="normal"/>
    </style:style>
    <style:style style:name="T74" style:family="text">
      <style:text-properties style:text-underline-style="none" fo:font-weight="normal" officeooo:rsid="007ffe5f" style:font-weight-asian="normal" style:font-weight-complex="normal"/>
    </style:style>
    <style:style style:name="T75" style:family="text">
      <style:text-properties style:text-underline-style="none" fo:font-weight="normal" officeooo:rsid="00828f0d" style:font-weight-asian="normal" style:font-weight-complex="normal"/>
    </style:style>
    <style:style style:name="T76" style:family="text">
      <style:text-properties style:text-underline-style="none" fo:font-weight="normal" officeooo:rsid="00857f84" style:font-weight-asian="normal" style:font-weight-complex="normal"/>
    </style:style>
    <style:style style:name="T77" style:family="text">
      <style:text-properties style:text-underline-style="none" fo:font-weight="normal" officeooo:rsid="00872867" style:font-weight-asian="normal" style:font-weight-complex="normal"/>
    </style:style>
    <style:style style:name="T78" style:family="text">
      <style:text-properties style:text-underline-style="none" fo:font-weight="normal" officeooo:rsid="00896b1e" style:font-weight-asian="normal" style:font-weight-complex="normal"/>
    </style:style>
    <style:style style:name="T79" style:family="text">
      <style:text-properties style:text-underline-style="none" fo:font-weight="normal" officeooo:rsid="00c33fca" style:font-weight-asian="normal" style:font-weight-complex="normal"/>
    </style:style>
    <style:style style:name="T80" style:family="text">
      <style:text-properties style:text-underline-style="none" fo:font-weight="normal" officeooo:rsid="00c385a0" style:font-weight-asian="normal" style:font-weight-complex="normal"/>
    </style:style>
    <style:style style:name="T81" style:family="text">
      <style:text-properties style:text-underline-style="none" fo:font-weight="normal" officeooo:rsid="00c6da3c" style:font-weight-asian="normal" style:font-weight-complex="normal"/>
    </style:style>
    <style:style style:name="T82" style:family="text">
      <style:text-properties style:text-underline-style="none" fo:font-weight="normal" officeooo:rsid="00c79a1b" style:font-weight-asian="normal" style:font-weight-complex="normal"/>
    </style:style>
    <style:style style:name="T83" style:family="text">
      <style:text-properties style:text-underline-style="none" fo:font-weight="normal" officeooo:rsid="00c86b61" style:font-weight-asian="normal" style:font-weight-complex="normal"/>
    </style:style>
    <style:style style:name="T84" style:family="text">
      <style:text-properties style:text-underline-style="none" fo:font-weight="normal" officeooo:rsid="00ca88d8" style:font-weight-asian="normal" style:font-weight-complex="normal"/>
    </style:style>
    <style:style style:name="T85" style:family="text">
      <style:text-properties style:text-underline-style="none" fo:font-weight="normal" officeooo:rsid="00cb9c1d" style:font-weight-asian="normal" style:font-weight-complex="normal"/>
    </style:style>
    <style:style style:name="T86" style:family="text">
      <style:text-properties style:text-underline-style="none" fo:font-weight="normal" officeooo:rsid="00cc0067" style:font-weight-asian="normal" style:font-weight-complex="normal"/>
    </style:style>
    <style:style style:name="T87" style:family="text">
      <style:text-properties style:text-underline-style="none" fo:font-weight="normal" officeooo:rsid="00ccb943" style:font-weight-asian="normal" style:font-weight-complex="normal"/>
    </style:style>
    <style:style style:name="T88" style:family="text">
      <style:text-properties style:text-underline-style="none" fo:font-weight="normal" officeooo:rsid="00ce7b2d" style:font-weight-asian="normal" style:font-weight-complex="normal"/>
    </style:style>
    <style:style style:name="T89" style:family="text">
      <style:text-properties style:text-underline-style="none" fo:font-weight="normal" officeooo:rsid="00cfbf0b" style:font-weight-asian="normal" style:font-weight-complex="normal"/>
    </style:style>
    <style:style style:name="T90" style:family="text">
      <style:text-properties style:text-underline-style="none" fo:font-weight="normal" officeooo:rsid="00d669a5" style:font-weight-asian="normal" style:font-weight-complex="normal"/>
    </style:style>
    <style:style style:name="T91" style:family="text">
      <style:text-properties style:text-underline-style="none" fo:font-weight="normal" officeooo:rsid="00d78371" style:font-weight-asian="normal" style:font-weight-complex="normal"/>
    </style:style>
    <style:style style:name="T92" style:family="text">
      <style:text-properties style:text-underline-style="none" fo:font-weight="normal" officeooo:rsid="00d8c849" style:font-weight-asian="normal" style:font-weight-complex="normal"/>
    </style:style>
    <style:style style:name="T93" style:family="text">
      <style:text-properties style:text-underline-style="none" fo:font-weight="normal" officeooo:rsid="00da2c85" style:font-weight-asian="normal" style:font-weight-complex="normal"/>
    </style:style>
    <style:style style:name="T94" style:family="text">
      <style:text-properties style:text-underline-style="none" fo:font-weight="normal" officeooo:rsid="00dbe4a8" style:font-weight-asian="normal" style:font-weight-complex="normal"/>
    </style:style>
    <style:style style:name="T95" style:family="text">
      <style:text-properties style:text-underline-style="none" fo:font-weight="normal" officeooo:rsid="00dd197d" style:font-weight-asian="normal" style:font-weight-complex="normal"/>
    </style:style>
    <style:style style:name="T96" style:family="text">
      <style:text-properties style:text-underline-style="none" fo:font-weight="normal" officeooo:rsid="00e1f2fd" style:font-weight-asian="normal" style:font-weight-complex="normal"/>
    </style:style>
    <style:style style:name="T97" style:family="text">
      <style:text-properties style:text-underline-style="none" fo:font-weight="normal" officeooo:rsid="00e2ead2" style:font-weight-asian="normal" style:font-weight-complex="normal"/>
    </style:style>
    <style:style style:name="T98" style:family="text">
      <style:text-properties style:text-underline-style="none" fo:font-weight="normal" officeooo:rsid="00e3c19a" style:font-weight-asian="normal" style:font-weight-complex="normal"/>
    </style:style>
    <style:style style:name="T99" style:family="text">
      <style:text-properties style:text-underline-style="none" fo:font-weight="normal" officeooo:rsid="00e51b84" style:font-weight-asian="normal" style:font-weight-complex="normal"/>
    </style:style>
    <style:style style:name="T100" style:family="text">
      <style:text-properties style:text-underline-style="none" fo:font-weight="normal" officeooo:rsid="00e6da47" style:font-weight-asian="normal" style:font-weight-complex="normal"/>
    </style:style>
    <style:style style:name="T101" style:family="text">
      <style:text-properties style:text-underline-style="none" fo:font-weight="normal" officeooo:rsid="00eadc7f" style:font-weight-asian="normal" style:font-weight-complex="normal"/>
    </style:style>
    <style:style style:name="T102" style:family="text">
      <style:text-properties style:text-underline-style="none" fo:font-weight="normal" officeooo:rsid="00ebd89e" style:font-weight-asian="normal" style:font-weight-complex="normal"/>
    </style:style>
    <style:style style:name="T103" style:family="text">
      <style:text-properties style:text-underline-style="none" fo:font-weight="normal" officeooo:rsid="00ce9a53" style:font-weight-asian="normal" style:font-weight-complex="normal"/>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style:text-underline-style="solid" style:text-underline-width="auto" style:text-underline-color="font-color" officeooo:rsid="00a1cd6a"/>
    </style:style>
    <style:style style:name="T107" style:family="text">
      <style:text-properties style:text-underline-style="solid" style:text-underline-width="auto" style:text-underline-color="font-color" officeooo:rsid="00a49cf3"/>
    </style:style>
    <style:style style:name="T108" style:family="text">
      <style:text-properties style:text-underline-style="solid" style:text-underline-width="auto" style:text-underline-color="font-color" officeooo:rsid="00ad7058"/>
    </style:style>
    <style:style style:name="T109" style:family="text">
      <style:text-properties style:text-underline-style="solid" style:text-underline-width="auto" style:text-underline-color="font-color" fo:font-weight="normal" officeooo:rsid="00e8c550" style:font-weight-asian="normal" style:font-weight-complex="normal"/>
    </style:style>
    <style:style style:name="T110" style:family="text">
      <style:text-properties officeooo:rsid="000d4414"/>
    </style:style>
    <style:style style:name="T111" style:family="text">
      <style:text-properties officeooo:rsid="000dcad8"/>
    </style:style>
    <style:style style:name="T112" style:family="text">
      <style:text-properties officeooo:rsid="008d3911"/>
    </style:style>
    <style:style style:name="T113" style:family="text">
      <style:text-properties officeooo:rsid="0095ae38"/>
    </style:style>
    <style:style style:name="T114" style:family="text">
      <style:text-properties officeooo:rsid="009676ec"/>
    </style:style>
    <style:style style:name="T115" style:family="text">
      <style:text-properties officeooo:rsid="0099c5ff"/>
    </style:style>
    <style:style style:name="T116" style:family="text">
      <style:text-properties fo:font-weight="normal" style:font-weight-asian="normal" style:font-weight-complex="normal"/>
    </style:style>
    <style:style style:name="T117" style:family="text">
      <style:text-properties fo:font-weight="normal" officeooo:rsid="009ed723" style:font-weight-asian="normal" style:font-weight-complex="normal"/>
    </style:style>
    <style:style style:name="T118" style:family="text">
      <style:text-properties fo:font-weight="normal" officeooo:rsid="009ef742" style:font-weight-asian="normal" style:font-weight-complex="normal"/>
    </style:style>
    <style:style style:name="T119" style:family="text">
      <style:text-properties fo:font-weight="normal" officeooo:rsid="00a1cd6a" style:font-weight-asian="normal" style:font-weight-complex="normal"/>
    </style:style>
    <style:style style:name="T120" style:family="text">
      <style:text-properties fo:font-weight="normal" officeooo:rsid="00a29591" style:font-weight-asian="normal" style:font-weight-complex="normal"/>
    </style:style>
    <style:style style:name="T121" style:family="text">
      <style:text-properties fo:font-weight="normal" officeooo:rsid="00a49cf3" style:font-weight-asian="normal" style:font-weight-complex="normal"/>
    </style:style>
    <style:style style:name="T122" style:family="text">
      <style:text-properties fo:font-weight="normal" officeooo:rsid="00a98e3c" style:font-weight-asian="normal" style:font-weight-complex="normal"/>
    </style:style>
    <style:style style:name="T123" style:family="text">
      <style:text-properties fo:font-weight="normal" officeooo:rsid="00aa2a7a" style:font-weight-asian="normal" style:font-weight-complex="normal"/>
    </style:style>
    <style:style style:name="T124" style:family="text">
      <style:text-properties fo:font-weight="normal" officeooo:rsid="00aadaa5" style:font-weight-asian="normal" style:font-weight-complex="normal"/>
    </style:style>
    <style:style style:name="T125" style:family="text">
      <style:text-properties fo:font-weight="normal" officeooo:rsid="00abaa0d" style:font-weight-asian="normal" style:font-weight-complex="normal"/>
    </style:style>
    <style:style style:name="T126" style:family="text">
      <style:text-properties fo:font-weight="normal" officeooo:rsid="00ace26c" style:font-weight-asian="normal" style:font-weight-complex="normal"/>
    </style:style>
    <style:style style:name="T127" style:family="text">
      <style:text-properties fo:font-weight="normal" officeooo:rsid="00ad7058" style:font-weight-asian="normal" style:font-weight-complex="normal"/>
    </style:style>
    <style:style style:name="T128" style:family="text">
      <style:text-properties fo:font-weight="normal" officeooo:rsid="00ae3deb" style:font-weight-asian="normal" style:font-weight-complex="normal"/>
    </style:style>
    <style:style style:name="T129" style:family="text">
      <style:text-properties fo:font-weight="normal" officeooo:rsid="00b3cb4e" style:font-weight-asian="normal" style:font-weight-complex="normal"/>
    </style:style>
    <style:style style:name="T130" style:family="text">
      <style:text-properties fo:font-weight="normal" officeooo:rsid="00bb30ea" style:font-weight-asian="normal" style:font-weight-complex="normal"/>
    </style:style>
    <style:style style:name="T131" style:family="text">
      <style:text-properties fo:font-weight="normal" officeooo:rsid="00bccd12" style:font-weight-asian="normal" style:font-weight-complex="normal"/>
    </style:style>
    <style:style style:name="T132" style:family="text">
      <style:text-properties fo:font-weight="normal" officeooo:rsid="00bf5121" style:font-weight-asian="normal" style:font-weight-complex="normal"/>
    </style:style>
    <style:style style:name="T133" style:family="text">
      <style:text-properties fo:font-weight="normal" officeooo:rsid="00198899" style:font-weight-asian="normal" style:font-weight-complex="normal"/>
    </style:style>
    <style:style style:name="T134" style:family="text">
      <style:text-properties fo:font-weight="normal" officeooo:rsid="00e3c19a" style:font-weight-asian="normal" style:font-weight-complex="normal"/>
    </style:style>
    <style:style style:name="T135" style:family="text">
      <style:text-properties fo:font-weight="normal" officeooo:rsid="00e8c550" style:font-weight-asian="normal" style:font-weight-complex="normal"/>
    </style:style>
    <style:style style:name="T136" style:family="text">
      <style:text-properties officeooo:rsid="00a1cd6a"/>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officeooo:rsid="00ed7265"/>
    </style:style>
    <style:style style:name="T139" style:family="text">
      <style:text-properties officeooo:rsid="00ee4d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lture et histoire des peuples d’Europe de l’Est</text:p>
      <text:p text:style-name="P2"/>
      <text:p text:style-name="P2"/>
      <text:p text:style-name="P3">Objectif du cours :<text:span text:style-name="T1"> </text:span><text:span text:style-name="T2">Réfléchir sur l’héritage européen commun dans la construction de l’identité culturelle ; définir la continuité historique européenne et les origines des divergences culturelles.</text:span></text:p>
      <text:p text:style-name="P34"/>
      <text:p text:style-name="P35"/>
      <text:p text:style-name="P4"><text:span text:style-name="T2">Il y a trois Europe différentes : <text:s/>géographique, politique </text:span><text:span text:style-name="T75">et religieuse, religieuse induisant une</text:span><text:span text:style-name="T3"> influence culturelle.</text:span></text:p>
      <text:p text:style-name="P36"/>
      <text:p text:style-name="P36"/>
      <text:p text:style-name="P37"><text:span text:style-name="T105">Géographique </text:span>: Les limites de l’Europe sont de l’Islande à l’Oural.</text:p>
      <text:p text:style-name="P37"/>
      <text:p text:style-name="P5"><text:span text:style-name="T110">Politique</text:span><text:span text:style-name="T4"> : </text:span><text:span text:style-name="T5">Pays de l’UE, et les pays candidats dans l’espace yougoslave (Serbie par exemple).</text:span></text:p>
      <text:p text:style-name="P38"/>
      <text:p text:style-name="P6"><text:span text:style-name="T111">Religieuse</text:span><text:span text:style-name="T5"> : </text:span><text:span text:style-name="T6">Europe chrétienne (Catholique, Protestant et O</text:span><text:span text:style-name="T7">rth</text:span><text:span text:style-name="T6">odoxe). </text:span><text:span text:style-name="T15">Riga – Split (Ligne Lettonie – Croatie).</text:span></text:p>
      <text:p text:style-name="P39"/>
      <text:p text:style-name="P7"><text:span text:style-name="T6">L’</text:span><text:span text:style-name="T2">Europe médiane </text:span><text:span text:style-name="T76">(mittle europa) </text:span><text:span text:style-name="T2">se trouve entre l’Allemagne et la Russie et ait caractérisée par le pangermanisme. </text:span><text:span text:style-name="T17">Cet espace se trouve sous l’influence Russe-Slave-Orthodoxe et Germanique-Protestante.</text:span></text:p>
      <text:p text:style-name="P40"/>
      <text:p text:style-name="P8"><text:span text:style-name="T17">G</text:span><text:span text:style-name="T2">roupe de Vis</text:span><text:span text:style-name="T19">e</text:span><text:span text:style-name="T2">grad : Pologne, </text:span><text:span text:style-name="T18">Tchéquie</text:span><text:span text:style-name="T2">, </text:span><text:span text:style-name="T101">Slovaquie</text:span><text:span text:style-name="T2">, Hongrie. </text:span><text:span text:style-name="T18">Lutte contre l’immigration.</text:span></text:p>
      <text:p text:style-name="P39"/>
      <text:p text:style-name="P9"><text:span text:style-name="T6">S</text:span><text:span text:style-name="T2">imone Veil : « L’enracinement reste peut-être le besoin le plus important de l’âme humaine. Un être humain à une racine </text:span><text:span text:style-name="T20">par sa participation réelle, </text:span><text:span text:style-name="T21">active et naturelle à </text:span><text:span text:style-name="T22">l’existence</text:span><text:span text:style-name="T21"> d’une collectivité, qui conserve vivant certains trésors du passés et certains </text:span><text:span text:style-name="T22">prés-sentiments</text:span><text:span text:style-name="T21"> d’avenir. »</text:span></text:p>
      <text:p text:style-name="P39"/>
      <text:p text:style-name="P10"><text:span text:style-name="T6">L</text:span><text:span text:style-name="T2">ord Curzon Of Kendelston : « </text:span><text:span text:style-name="T23">Les frontières sont le fil du rasoir, là où se décident </text:span><text:span text:style-name="T25">l</text:span><text:span text:style-name="T23">es questions modernes de la guerre et de la paix, </text:span><text:span text:style-name="T24">de la vie et de la mort des nations. »</text:span></text:p>
      <text:p text:style-name="P39"/>
      <text:p text:style-name="P6"><text:span text:style-name="T6">« </text:span><text:span text:style-name="T26">Les frontières sont de retour », depuis la chute de l’URSS et la disparition du mur de Berlin, le monde unipolaire a remplacé la bipolarité existante depuis la fin de la seconde guerre mondiale. </text:span><text:span text:style-name="T27">Les européens dans ce nouveau monde ont toujours refusé</text:span><text:span text:style-name="T29">s</text:span><text:span text:style-name="T27"> de définir leurs espaces en parlant plutôt des valeurs et de la moralité qu’en terme de territoire</text:span><text:span text:style-name="T29">s</text:span><text:span text:style-name="T27">, de limites et d’intérêts. </text:span><text:span text:style-name="T28">L’Europe sans frontières est sans doutes parfaites pour les échanges économiques, mais du point de vue politique c’est une absurdité. </text:span><text:span text:style-name="T30">Depuis cinq ans </text:span><text:soft-page-break/><text:span text:style-name="T30">Poutine et Erdogan, dont les États se trouvent en partie en Europe, poussent les européens à penser en termes anciens (termes de frontières), mais c’est un terme fiable et vérifié par le temps. </text:span><text:span text:style-name="T31">Les européens font désormais attention, ils prennent en compte les frontières grâce aux crises existantes (terrorisme, migrants, euros, conflits internes, tensions et guerres en Moyen-Orient, en Asie et en Europe). Il est impossible de résoudre ses crises sans prendre en considération la réalité des frontières existantes.</text:span></text:p>
      <text:p text:style-name="P41"/>
      <text:p text:style-name="P41"/>
      <text:p text:style-name="P11"><text:span text:style-name="T30">L</text:span><text:span text:style-name="T2">a Pologne a </text:span><text:span text:style-name="T32">complètement</text:span><text:span text:style-name="T2"> disparue en 1772, </text:span><text:span text:style-name="T32">après trois partages </text:span><text:span text:style-name="T33">entre l’Autriche, la Prusse et la Russie. </text:span></text:p>
      <text:p text:style-name="P42"/>
      <text:p text:style-name="P12"><text:span text:style-name="T34">U</text:span><text:span text:style-name="T2">kraine orientale : Industrielle et dev (conflit donbas)</text:span></text:p>
      <text:p text:style-name="P43">Ukraine occidentale : Pauvre et nationaliste</text:p>
      <text:p text:style-name="P12"><text:span text:style-name="T77">Ukraine médiane</text:span><text:span text:style-name="T2"> : modéré</text:span></text:p>
      <text:p text:style-name="P43"/>
      <text:p text:style-name="P43"/>
      <text:p text:style-name="P43"/>
      <text:p text:style-name="P13"><text:span text:style-name="T2">La frontière est une limite géographique, lign</text:span><text:span text:style-name="T35">e ou espace, dont le tracé reflète des relations entre des groupes humains : forces militaires et diplomatiques, traditions et culture, relations de bon voisinage. </text:span><text:span text:style-name="T36">Il s’agit de l’histoire </text:span><text:span text:style-name="T37">inscrite dans la géographie.</text:span></text:p>
      <text:p text:style-name="P44"/>
      <text:p text:style-name="P44"/>
      <text:p text:style-name="P44"/>
      <text:p text:style-name="P14"><text:span text:style-name="T37">M</text:span><text:span text:style-name="T2">ichel Fauché : « Les frontières sont du temps inscris dans l’espace ». </text:span></text:p>
      <text:p text:style-name="P50"/>
      <text:p text:style-name="P14"><text:span text:style-name="T38">Elles peuvent être naturelles </text:span><text:span text:style-name="T39">(55%) </text:span><text:span text:style-name="T38">et artificielles. </text:span><text:span text:style-name="T40">Aujourd’hui la question des frontières est au </text:span><text:span text:style-name="T41">cœur</text:span><text:span text:style-name="T40"> de la géopolitique, car leur établissement est lié à l’émergence du monde moderne. </text:span><text:span text:style-name="T42">Elles peuvent être considérés comme un phénomène d’ouverture ou de cloisonnement (Espace Schengen et Brexit). </text:span></text:p>
      <text:p text:style-name="P14"><text:span text:style-name="T43">Elles sont toujours chargés de l’Histoire, </text:span><text:span text:style-name="T44">histoire des guerres du colonialisme mais aussi de décision diplomatiques. </text:span><text:span text:style-name="T45">La dernière apparition de frontières en masse date de 1991 (chute URSS).</text:span></text:p>
      <text:p text:style-name="P45"/>
      <text:p text:style-name="P15"><text:span text:style-name="T45">A</text:span><text:span text:style-name="T2">u delà de la géographie et de l’histoire, </text:span><text:span text:style-name="T46">l’intégration des peuples dans tel ou tel union passe par l’identité culturelle. </text:span><text:span text:style-name="T47">Dans le projet de l’UE, les valeurs humaines communes de la civilisation européenne ont servi de ciment de la création d’une structure solide </text:span><text:span text:style-name="T48">et fiable. </text:span><text:span text:style-name="T49">La culture contribue </text:span><text:span text:style-name="T50">d’une façon déterminante </text:span><text:span text:style-name="T51">à créer chez les citoyens européens un sentiment d’appartenance </text:span><text:span text:style-name="T52">à une collectivité et une conscience d’eux même. </text:span><text:span text:style-name="T53">Le concept de la culture </text:span><text:span text:style-name="T54">est définit par Edward Burnet Taylor, </text:span><text:span text:style-name="T55">anthropologue britannique qui en 1871 à donné une définition de la culture : </text:span></text:p>
      <text:p text:style-name="P15"><text:soft-page-break/><text:span text:style-name="T55">« </text:span><text:span text:style-name="T56">Tout complexe qui enveloppe les connaissances, les croyances, les traditions, l’art, la morale, la loi, </text:span><text:span text:style-name="T57">et toute autre disposition acquise par l’homme </text:span><text:span text:style-name="T58">en tant que membre d’une société humaine. »</text:span></text:p>
      <text:p text:style-name="P16"><text:span text:style-name="T30">L’</text:span><text:span text:style-name="T2">Europe se reconnaît dans la culture européenne en tant qu’ensemble complexe enraciné dans l’histoire surgit de la désagrégation de l’empire romain </text:span><text:span text:style-name="T59">(395 </text:span><text:span text:style-name="T60">mort de Théodos I</text:span><text:span text:style-name="T59">).</text:span></text:p>
      <text:p text:style-name="P51"/>
      <text:p text:style-name="P17"><text:span text:style-name="T59">L’</text:span><text:span text:style-name="T2">Europe c’est tout d’abord l’espace géographique, </text:span><text:span text:style-name="T61">c’est un espace qui a été envahit à plus reprises, mais qui continu </text:span><text:span text:style-name="T102">à </text:span><text:span text:style-name="T61">constituer une entité reconnue. </text:span><text:span text:style-name="T62">C’est un espace culturelle homogène, sur les plans suivants : </text:span><text:span text:style-name="T63">Religieux (déploiement de monastères partout en Europe</text:span><text:span text:style-name="T64">), intellectuel (création des écoles et des bibliothèques, </text:span><text:span text:style-name="T65">universités, …), </text:span><text:span text:style-name="T66">littéraire (</text:span><text:span text:style-name="T67">ateliers monastiques scripturaires, </text:span><text:span text:style-name="T68">imprimerie</text:span><text:span text:style-name="T69">), aspect artistique (architecture, sculpture, musique, …), <text:s/></text:span><text:span text:style-name="T70">philosophique (après la révolution française une ouverture certaine vers l’humanisme, la civilisation des lumières, les idées libérales, démocratiques puis socialistes).</text:span></text:p>
      <text:p text:style-name="P46"/>
      <text:p text:style-name="P46"/>
      <text:p text:style-name="P18"><text:span text:style-name="T70">O</text:span><text:span text:style-name="T2">rigine de l’Europe : </text:span><text:span text:style-name="T71">Histoire d’amour, </text:span><text:span text:style-name="T72">Orôpée la fille d’un roi phénicien de Sydon à été séduite et enlevée par Zeus, emmenée en Crête où elle a eu des fils (les rois de Crêtes), dont la descendance a hérité les terres à l’Ouest d’Hellespot qui ont été appelé les terres d’Europée.</text:span></text:p>
      <text:p text:style-name="P47"/>
      <text:p text:style-name="P19"><text:span text:style-name="T72">A</text:span><text:span text:style-name="T2">vec les conquêtes romaines et la carolingiennes, </text:span><text:span text:style-name="T73">l’Europe </text:span><text:span text:style-name="T2">s’élargit vers le Nord Ouest et le Nord mais cette expansion approfondit la division entre deux Europes. Cette division est toujours d’actualité.</text:span></text:p>
      <text:p text:style-name="P48"/>
      <text:p text:style-name="P20"><text:span text:style-name="T2">La division de l’Europe </text:span><text:span text:style-name="T74">en deux.</text:span></text:p>
      <text:p text:style-name="P49"/>
      <table:table table:name="Tableau1" table:style-name="Tableau1">
        <table:table-column table:style-name="Tableau1.A"/>
        <table:table-column table:style-name="Tableau1.B"/>
        <table:table-column table:style-name="Tableau1.C"/>
        <table:table-row>
          <table:table-cell table:style-name="Tableau1.A1" office:value-type="string">
            <text:p text:style-name="P85"/>
          </table:table-cell>
          <table:table-cell table:style-name="Tableau1.A1" office:value-type="string">
            <text:p text:style-name="P85">Europe Orientale</text:p>
          </table:table-cell>
          <table:table-cell table:style-name="Tableau1.C1" office:value-type="string">
            <text:p text:style-name="P85">Europe Occidentale</text:p>
          </table:table-cell>
        </table:table-row>
        <table:table-row>
          <table:table-cell table:style-name="Tableau1.A2" office:value-type="string">
            <text:p text:style-name="P85">Depuis l’Antiquité</text:p>
          </table:table-cell>
          <table:table-cell table:style-name="Tableau1.A2" office:value-type="string">
            <text:p text:style-name="P83">Langue et culture : Grecque</text:p>
            <text:p text:style-name="P84"/>
            <text:p text:style-name="P84">Tradition : Mystique et théorique </text:p>
            <text:p text:style-name="P84"/>
            <text:p text:style-name="P84"><text:span text:style-name="T112">Approche : </text:span>poésie, mystère, philosophie, arts, → Introversion → Âme (Slave)</text:p>
            <text:p text:style-name="P83"/>
            <text:p text:style-name="P86">Continuation de la civilisation : Romaine → Byzance → Moscou</text:p>
            <text:p text:style-name="P86"><text:soft-page-break/></text:p>
            <text:p text:style-name="P86">Église orthodoxe décentralisée</text:p>
            <text:p text:style-name="P86"/>
          </table:table-cell>
          <table:table-cell table:style-name="Tableau1.C2" office:value-type="string">
            <text:p text:style-name="P83">Langue et culture : Latine</text:p>
            <text:p text:style-name="P83"/>
            <text:p text:style-name="P83">Tradition : Réaliste et pratique</text:p>
            <text:p text:style-name="P83"/>
            <text:p text:style-name="P83"/>
            <text:p text:style-name="P83">Approche : Extroversion, pragmatisme, la loi, les technologies</text:p>
            <text:p text:style-name="P83"/>
            <text:p text:style-name="P87">Invasion barbares → Rupture avec la civilisation</text:p>
            <text:p text:style-name="P87"/>
            <text:p text:style-name="P118"><text:soft-page-break/></text:p>
            <text:p text:style-name="P118">Église centralisée</text:p>
          </table:table-cell>
        </table:table-row>
        <table:table-row>
          <table:table-cell table:style-name="Tableau1.A2" office:value-type="string">
            <text:p text:style-name="P88">Rivalité des Églises</text:p>
          </table:table-cell>
          <table:table-cell table:style-name="Tableau1.A2" office:value-type="string">
            <text:p text:style-name="P89">P<text:span text:style-name="T114">résence</text:span> de Constantinople en tant que chef Spirituel,</text:p>
            <text:p text:style-name="P89"><text:span text:style-name="T113">M</text:span>ission d’expansion vers le Nord et le Nord-Ouest</text:p>
            <text:p text:style-name="P90">L’empire byzantin est l’alliance entre les peuples grecs et slaves</text:p>
          </table:table-cell>
          <table:table-cell table:style-name="Tableau1.C2" office:value-type="string">
            <text:p text:style-name="P90">Présence de Rome, mission et expansion vers le Nord et Nord-Est</text:p>
            <text:p text:style-name="P90"/>
            <text:p text:style-name="P90">Empire Carolingien, alliance Romain - Germanique</text:p>
          </table:table-cell>
        </table:table-row>
        <table:table-row>
          <table:table-cell table:style-name="Tableau1.A2" office:value-type="string">
            <text:p text:style-name="P91">Renaissance</text:p>
          </table:table-cell>
          <table:table-cell table:style-name="Tableau1.A2" office:value-type="string">
            <text:p text:style-name="P91">Expansion Russe vers l’Ouest</text:p>
          </table:table-cell>
          <table:table-cell table:style-name="Tableau1.C2" office:value-type="string">
            <text:p text:style-name="P91">Expansion Allemande vers l’Est (Prusse/Germanique)</text:p>
          </table:table-cell>
        </table:table-row>
      </table:table>
      <text:p text:style-name="P49"/>
      <text:p text:style-name="P52"/>
      <text:p text:style-name="P52">La division <text:span text:style-name="T115">concrétisée</text:span> : La structure de l’Europe en deux sphères culturelles opposées. Elle s’est caractérisée par la rivalité des églises occidentales et orientales, qui étaient étroitement liées aux forces politiques.</text:p>
      <text:p text:style-name="P52"/>
      <text:p text:style-name="P53">Création en <text:span text:style-name="T105">756</text:span> du Vatican, qui s’est détaché de Byzance et prépare une nouvelle organisation des forces idéologiques politiques en Europe.</text:p>
      <text:p text:style-name="P53"/>
      <text:p text:style-name="P21">814<text:span text:style-name="T2"> (Mort de Charlemagne) → La frontière Est de l’empire Carolingien ressemble étrangement à celle dessiner à la fin de la seconde guerre mondiale entre les deux Europes.</text:span></text:p>
      <text:p text:style-name="P54"/>
      <text:p text:style-name="P33"/>
      <text:p text:style-name="P33"/>
      <text:p text:style-name="P33">La division qui partage l’Europe</text:p>
      <text:p text:style-name="P33"/>
      <text:p text:style-name="P55">Le partage de l’Europe en<text:span text:style-name="T138">tre</text:span> l’Occident et l’Orient s’est tracé à travers les péninsules Européennes, en partant des côtes Adriatiques et l’ancienne Dalmatie Romaine (<text:span text:style-name="T139">Croatie</text:span>).</text:p>
      <text:p text:style-name="P55"/>
      <text:p text:style-name="P56">Les tribus slaves s’installent sur ce territoire au VIIè siècle, et se charge des missions chrétiennes pour répandre sur les territoires la croyance religieuse.</text:p>
      <text:p text:style-name="P56"/>
      <text:p text:style-name="P57">L’influence Byzantine s’installe en Serbie, tandis que la Slovénie et la Croatie deviennent Catholique.</text:p>
      <text:p text:style-name="P57"/>
      <text:p text:style-name="P73"><text:span text:style-name="T117">Au IX ème siècle, la Hongrie reçoit les missionnaires des deux foi</text:span><text:span text:style-name="T125">s</text:span><text:span text:style-name="T117"> et choisit le Catholicisme (en Bohème et en Moravie aussi).</text:span></text:p>
      <text:p text:style-name="P74"><text:span text:style-name="T117"><text:tab/>→</text:span><text:span text:style-name="T118"> Influence occidentale s’installe définitivement dans cette région.</text:span></text:p>
      <text:p text:style-name="P58"><text:soft-page-break/></text:p>
      <text:p text:style-name="P59">Les deux camps (Rome/Byzance) se disputent le territoire de la Bosnie (catholique) et de la Bulgarie (orthodoxe).</text:p>
      <text:p text:style-name="P75"><text:span text:style-name="T119">La division entre les deux Europes, a été finalisée définitivement en</text:span><text:span text:style-name="T136"> </text:span><text:span text:style-name="T106">1054</text:span><text:span text:style-name="T119"> </text:span><text:span text:style-name="T120">par l’échange des anathèmes entre Rome et Byzance.</text:span></text:p>
      <text:p text:style-name="P60"/>
      <text:p text:style-name="P61">À cela vient s’ajouter la nouvelle influence Turque Islamique dans les Balkans.</text:p>
      <text:p text:style-name="P61"/>
      <text:p text:style-name="P76"><text:span text:style-name="T107">1380</text:span><text:span text:style-name="T121"> → Bataille de Kosovo Polê, opposant la Serbie Orthodoxe et la Turquie Islamique.</text:span></text:p>
      <text:p text:style-name="P62"><text:tab/><text:tab/>→ Victoire de la Turquie</text:p>
      <text:p text:style-name="P63"><text:tab/><text:tab/><text:tab/>→ Domination turque sur les Balkans pendant cinq siècles</text:p>
      <text:p text:style-name="P77"><text:span text:style-name="T121"><text:tab/></text:span><text:span text:style-name="T122">La langue et la religion reste néanmoins préservées dans ces régions (monastères).</text:span></text:p>
      <text:p text:style-name="P64"/>
      <text:p text:style-name="P65">Très tôt, la division religieuse, politique et culturelle s’avance vers le Nord.</text:p>
      <text:p text:style-name="P78"><text:span text:style-name="T123">→</text:span><text:span text:style-name="T124"> Allemagne médiévale → Expansion vers l’Est et soumission des tribus slaves.</text:span></text:p>
      <text:p text:style-name="P78"><text:span text:style-name="T124"><text:tab/><text:tab/><text:tab/><text:tab/><text:tab/>→</text:span><text:span text:style-name="T125"> Export de la foi catholique en Pologne </text:span><text:span text:style-name="T126">notamment</text:span></text:p>
      <text:p text:style-name="P66"/>
      <text:p text:style-name="P78"><text:span text:style-name="T126">→</text:span><text:span text:style-name="T127"> Byzance étend son pouvoir vers et son influence vers l’espace Russe, qui devient définitivement Orthodoxe en </text:span><text:span text:style-name="T108">998</text:span><text:span text:style-name="T127"> avec le couronnement de Vladimir à Sébastopol.</text:span></text:p>
      <text:p text:style-name="P67"/>
      <text:p text:style-name="P78"><text:span text:style-name="T127">→</text:span><text:span text:style-name="T128"> Pays Baltes deviennent catholiques à partir du Xème et XIème siècle.</text:span></text:p>
      <text:p text:style-name="P68"/>
      <text:p text:style-name="P68"/>
      <text:p text:style-name="P79"><text:span text:style-name="T128">T</text:span><text:span text:style-name="T116">emps modernes : La division change de forme</text:span></text:p>
      <text:p text:style-name="P79"><text:span text:style-name="T116"><text:tab/><text:tab/><text:tab/>→ Byzance détruite en </text:span><text:span text:style-name="T104">1453</text:span><text:span text:style-name="T116"> </text:span></text:p>
      <text:p text:style-name="P79"><text:span text:style-name="T116"><text:tab/><text:tab/><text:tab/>→ Division Europe occidentale par la réforme </text:span><text:span text:style-name="T129">et guerres de religions</text:span></text:p>
      <text:p text:style-name="P69"/>
      <text:p text:style-name="P80"><text:span text:style-name="T129">L’</text:span><text:span text:style-name="T116">absolutisme monarchique rapproche les souverains de l’Est et de l’Ouest, dans l’intérêt commun des peuples.</text:span></text:p>
      <text:p text:style-name="P70">Siècle des lumières apaisement entre les deux Europes.</text:p>
      <text:p text:style-name="P70"/>
      <text:p text:style-name="P71">Mais dans la zone intermédiaire Adriatique, la tension continue et les conflits persistent.</text:p>
      <text:p text:style-name="P71"/>
      <text:p text:style-name="P72">Les bouleversements qui arriveront à la suite des Révolutions et des guerres mondiales ne changeront rien à la division entre les deux Europes.</text:p>
      <text:p text:style-name="P72"/>
      <text:p text:style-name="P81"><text:span text:style-name="T130">Aujourd’hui → L’idéologie chrétienne a perdu de sa force, mais le rapprochement entre les deux Europes reste impossible. </text:span><text:span text:style-name="T131">Les conflits persistent à cause de l’approche opposée vis à vis des valeurs humaines, morales et démocratiques.</text:span></text:p>
      <text:p text:style-name="P81"><text:span text:style-name="T131"><text:tab/><text:tab/>→</text:span><text:span text:style-name="T132"> Europe conservatrice VS Europe Libérale</text:span><text:span text:style-name="T116"> </text:span></text:p>
      <text:p text:style-name="P41"/>
      <text:p text:style-name="P41"/>
      <text:p text:style-name="P6"><text:soft-page-break/><text:span text:style-name="T8">URSS → Estonie </text:span><text:span text:style-name="T78">(Tallinn)</text:span><text:span text:style-name="T8">, Lituanie </text:span><text:span text:style-name="T78">(Vilnius)</text:span><text:span text:style-name="T8">, Lettonie </text:span><text:span text:style-name="T78">(Riga)</text:span><text:span text:style-name="T8">, </text:span><text:span text:style-name="T9">Biélorussie </text:span><text:span text:style-name="T78">(Minsk)</text:span><text:span text:style-name="T9">, Ukraine </text:span><text:span text:style-name="T78">(Kiev)</text:span><text:span text:style-name="T9">, Russie </text:span><text:span text:style-name="T78">(Moscou)</text:span><text:span text:style-name="T9">, Moldavie </text:span><text:span text:style-name="T78">(Chisinau)</text:span><text:span text:style-name="T9">, </text:span><text:span text:style-name="T10">Géorgie </text:span><text:span text:style-name="T78">(Tbilissi)</text:span><text:span text:style-name="T10">, Arménie </text:span><text:span text:style-name="T78">(Erevan)</text:span><text:span text:style-name="T10">, </text:span><text:span text:style-name="T11">Azerbaïdjan </text:span><text:span text:style-name="T78">(Bakou)</text:span><text:span text:style-name="T11">, </text:span><text:span text:style-name="T12">Kazakhstan </text:span><text:span text:style-name="T78">(Astana)</text:span><text:span text:style-name="T12">, Ouzbékistan </text:span><text:span text:style-name="T78">(Tachkent)</text:span><text:span text:style-name="T12">, </text:span><text:span text:style-name="T13">Tadjikistan </text:span><text:span text:style-name="T78">(Douchanbé)</text:span><text:span text:style-name="T13">, </text:span><text:span text:style-name="T14">Kirghizistan </text:span><text:span text:style-name="T78">(Bichkek)</text:span><text:span text:style-name="T14">, </text:span><text:span text:style-name="T16">Turkménistan</text:span><text:span text:style-name="T78"> (Achgabat)</text:span><text:span text:style-name="T16">.</text:span><text:span text:style-name="T14"> </text:span></text:p>
      <text:p text:style-name="P92"/>
      <text:p text:style-name="P92"/>
      <text:p text:style-name="P22"><text:span text:style-name="T133">L’</text:span><text:span text:style-name="T116">héritage grec ou romain</text:span></text:p>
      <text:p text:style-name="P93"/>
      <text:p text:style-name="P22"><text:span text:style-name="T2">« </text:span><text:span text:style-name="T79">Partout où les noms de Caïus, de César, de Trajan et Virgile, où les noms d’Aristote, de Platon, et Euclide, partout ou les noms de Moïse et de St Paul on une signification et une autorité simultanée, là est l’Europe. » </text:span><text:span text:style-name="T80">→ Base de la culture européenne.</text:span></text:p>
      <text:p text:style-name="P94"/>
      <text:p text:style-name="P23"><text:span text:style-name="T80">L</text:span><text:span text:style-name="T2">es grecs ont apportés à la culture européenne la disciple de l’esprit, une méthode de pensée qui veut rapporter toute chose</text:span><text:span text:style-name="T81">s à l’Homme, qui se distingue de la nature comme seul être capable d’en comprendre les lois.</text:span></text:p>
      <text:p text:style-name="P95"/>
      <text:p text:style-name="P24"><text:span text:style-name="T81">L</text:span><text:span text:style-name="T2">es grecs sont des inventeurs de la liberté au sens politique du terme, même si elle ne s’appliquait qu’à l’échelle de la cité.<text:line-break/></text:span><text:span text:style-name="T82">On la considère quand même comme liberté de communauté face aux visées hégémoniques des empires voisins.<text:line-break/></text:span><text:span text:style-name="T83">Dans leurs jugement les grecs s’appuyaient sur la justice et la justesse. Le critère moral s’avère primordial pour déterminer la valeur et la loi de la majorité.</text:span></text:p>
      <text:p text:style-name="P96"/>
      <text:p text:style-name="P97">Ce que la Grèce a apporté pour l’Europe dans l’ordre de la pensé, Rome le fait dans l’ordre de la structure.</text:p>
      <text:p text:style-name="P97"/>
      <text:p text:style-name="P25"><text:span text:style-name="T84">Rome c’est la naissance du droit d’un système politique, administratif, juridique qui inspire la plupart de nos sociétés européennes.<text:line-break/>Du point de vue de l’UE, Rome peut être vu comme un modèle pour aptitude à intégrer les peuples. </text:span><text:span text:style-name="T85">Les romains ont su faire des peuples conquis une véritable communauté car ils les laissait exercer autonomies, tout en respectant les valeurs d’origines.<text:line-break/></text:span></text:p>
      <text:p text:style-name="P26"><text:span text:style-name="T86">L’héritage commun européen est basé sur la philosophie grecque qui nous propose la logique, l’homme et la nature, le concept de beauté et l’ordre romain, qui nous apporte notions d’unité politique, d’organisation, d’État de droit et sur la tradition judéo-chrétienne avec sa valeur de partage et de </text:span><text:span text:style-name="T87">réconciliation.</text:span></text:p>
      <text:p text:style-name="P98"/>
      <text:p text:style-name="P26"><text:span text:style-name="T83"><text:s/></text:span><text:span text:style-name="T87">En même temps que la Grèce et Rome c’est à dire vers 1000 avant J.-C. quatre civilisations majeures sont nées : Chine, Inde, Égypte, Mésopotamienne.</text:span></text:p>
      <text:p text:style-name="P99"/>
      <text:p text:style-name="P27"><text:span text:style-name="T87">C</text:span><text:span text:style-name="T2">hacune de ces civilisations regroupent des dizaines de millions de personnes. En ce qui concerne la communication extérieure, elles sont resté dans leurs isolements, </text:span><text:span text:style-name="T88">car ils ne </text:span><text:soft-page-break/><text:span text:style-name="T88">communiquaient qu’avec le commerce extérieur (luxe), et les rares missions diplomatiques.I</text:span><text:span text:style-name="T103">ls sont à l’origine d’inventions intéressantes et utilises comme la boussole, la poudre, les mathématiques, … </text:span><text:span text:style-name="T89">Mais ils n’ont pas su profiter de ces inventions comme levier de transformation du monde.</text:span></text:p>
      <text:p text:style-name="P100"/>
      <text:p text:style-name="P101"/>
      <text:p text:style-name="P116">Peuple Hébreux :</text:p>
      <text:p text:style-name="P102"/>
      <text:p text:style-name="P28"><text:span text:style-name="T2">La construction culturelle de l’Europe ne peut pas être étudiée sans l’influence Hébraïque. La plus grande influence est l’invention du monothéisme. </text:span><text:span text:style-name="T90">Ils ont abandonnés les idoles et ont affirmés que les forces de la natures doivent être domptées par l’Homme, </text:span><text:span text:style-name="T91">car elle n’est pas Dieu. Ils apportent aussi le fait que le temps n’est pas cyclique et la vie à un sens, celui du salut.</text:span></text:p>
      <text:p text:style-name="P103"/>
      <text:p text:style-name="P29"><text:span text:style-name="T91">N</text:span><text:span text:style-name="T2">aissance du Messianisme : </text:span><text:span text:style-name="T92">L’avenir peut-être et doit être meilleur que le passé. Le judaïsme met en place l’idée que l’homme est quelqu’un comme Dieu est quelqu’un, ainsi l’homme ne doit plus être mépris</text:span><text:span text:style-name="T93">able. </text:span><text:span text:style-name="T94">L’injustice vis à vis de cet être n’est plus </text:span><text:span text:style-name="T95">acceptable.</text:span></text:p>
      <text:p text:style-name="P104"/>
      <text:p text:style-name="P30"><text:span text:style-name="T95">L</text:span><text:span text:style-name="T2">a religion hébraïque, a mit la femme et l’homme à la place digne. Les dix commandements ont servis comme un modèle universel pour écrire les différents déclarations des droits de l’Homme.</text:span></text:p>
      <text:p text:style-name="P105"/>
      <text:p text:style-name="P106">Avec les années 70 et la destruction de Jérusalem par Titus, le judaïsme change nature, il passe d’une religion de temple à une religion sans sacrifices avec des chefs spirituels.</text:p>
      <text:p text:style-name="P106"/>
      <text:p text:style-name="P31"><text:span text:style-name="T2">Dieu est esprit et on peut le prier n’importe où. </text:span><text:span text:style-name="T96">Vers les années 50, le christianisme diverge du judaïsme. Le c</text:span><text:span text:style-name="T97">entre</text:span><text:span text:style-name="T96"> spirituel se transfert à Rome.</text:span><text:span text:style-name="T98"> Le christianisme emprunte les grands principes du judaïsme :</text:span></text:p>
      <text:p text:style-name="P107"/>
      <text:p text:style-name="P107">- Messie</text:p>
      <text:p text:style-name="P108">- Jugement dernier et résurrection des morts</text:p>
      <text:p text:style-name="P109">- Dieu est unique</text:p>
      <text:p text:style-name="P109"/>
      <text:p text:style-name="P110">Mais il y a aussi des points d’opposition :</text:p>
      <text:p text:style-name="P110"/>
      <text:p text:style-name="P110">- Depuis Jésus, Dieu veut créer une famille de Dieux universels qui n’est pas que limité au peuple juif.</text:p>
      <text:p text:style-name="P32"><text:span text:style-name="T99">- Croyance en la foi de J.-C. qui définit cette grande famille et non la pratique </text:span><text:span text:style-name="T100">(pas besoin d’être pratiquant pour être chrétien, mais seulement de croire).</text:span></text:p>
      <text:p text:style-name="P111"/>
      <text:p text:style-name="P112"/>
      <text:p text:style-name="P117">Mais le christianisme a aussi été un facteur de division en Europe :</text:p>
      <text:p text:style-name="P112"/>
      <text:p text:style-name="P82"><text:span text:style-name="T134">- </text:span><text:span text:style-name="T109">1054 </text:span><text:span text:style-name="T135">: Schisme</text:span></text:p>
      <text:p text:style-name="P112"/>
      <text:p text:style-name="P112">- Réformes :</text:p>
      <text:list xml:id="list1731617157" text:style-name="L1">
        <text:list-item>
          <text:p text:style-name="P113">Calvinistes : 1509 – 1564</text:p>
        </text:list-item>
        <text:list-item>
          <text:p text:style-name="P113">Luther : 1483 – 1546</text:p>
        </text:list-item>
        <text:list-item>
          <text:p text:style-name="P115"><text:span text:style-name="T116">Anglicane (Henry 8) :</text:span><text:span text:style-name="T137"> 1534</text:span></text:p>
        </text:list-item>
      </text:list>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58:13.854836612</meta:creation-date>
    <dc:date>2018-10-23T13:34:15.992711708</dc:date>
    <meta:editing-duration>PT3H41M26S</meta:editing-duration>
    <meta:editing-cycles>217</meta:editing-cycles>
    <meta:generator>LibreOffice/6.1.2.1$Linux_X86_64 LibreOffice_project/10$Build-1</meta:generator>
    <meta:document-statistic meta:table-count="1" meta:image-count="0" meta:object-count="0" meta:page-count="8" meta:paragraph-count="106" meta:word-count="2156" meta:character-count="13879" meta:non-whitespace-character-count="11796"/>
  </office:meta>
</office:document-meta>
</file>